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916in" text:list-level-position-and-space-mode="label-alignment">
          <style:list-level-label-alignment text:label-followed-by="listtab" fo:margin-left="0.5416in" fo:text-indent="-0.2916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style:style style:name="P1" style:parent-style-name="清單段落" style:master-page-name="MP0" style:list-style-name="LFO1" style:family="paragraph">
      <style:paragraph-properties fo:break-before="page"/>
      <style:text-properties style:font-name="Times New Roman" fo:font-weight="bold" style:font-weight-asian="bold" fo:font-size="16pt" style:font-size-asian="16pt"/>
    </style:style>
    <style:style style:name="P2" style:parent-style-name="清單段落" style:family="paragraph">
      <style:text-properties style:font-name="Times New Roman" fo:font-weight="bold" style:font-weight-asian="bold" fo:font-size="16pt" style:font-size-asian="16pt"/>
    </style:style>
    <style:style style:name="P3" style:parent-style-name="清單段落" style:list-style-name="LFO1" style:family="paragraph">
      <style:text-properties style:font-name="Times New Roman" fo:font-size="14pt" style:font-size-asian="14pt"/>
    </style:style>
    <style:style style:name="P4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5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6" style:parent-style-name="清單段落" style:list-style-name="LFO1" style:family="paragraph">
      <style:text-properties style:font-name="Times New Roman" fo:font-size="14pt" style:font-size-asian="14pt"/>
    </style:style>
    <style:style style:name="P7" style:parent-style-name="內文" style:family="paragraph">
      <style:paragraph-properties fo:margin-left="0.25in">
        <style:tab-stops/>
      </style:paragraph-properties>
    </style:style>
    <style:style style:name="T8" style:parent-style-name="預設段落字型" style:family="text">
      <style:text-properties style:font-name="Times New Roman" fo:font-size="14pt" style:font-size-asian="14pt"/>
    </style:style>
    <style:style style:name="T9" style:parent-style-name="預設段落字型" style:family="text">
      <style:text-properties style:font-name="Times New Roman" fo:font-size="12pt" style:font-size-asian="12pt"/>
    </style:style>
    <style:style style:name="P10" style:parent-style-name="內文" style:family="paragraph">
      <style:paragraph-properties fo:margin-left="0.25in">
        <style:tab-stops/>
      </style:paragraph-properties>
    </style:style>
    <style:style style:name="P11" style:parent-style-name="內文" style:family="paragraph">
      <style:paragraph-properties fo:margin-left="0.25in">
        <style:tab-stops/>
      </style:paragraph-properties>
    </style:style>
    <style:style style:name="P12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3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4" style:parent-style-name="清單段落" style:list-style-name="LFO1" style:family="paragraph">
      <style:text-properties style:font-name="Times New Roman" fo:font-size="14pt" style:font-size-asian="14pt"/>
    </style:style>
    <style:style style:name="P15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6" style:parent-style-name="清單段落" style:family="paragraph">
      <style:text-properties style:font-name="Times New Roman" fo:font-weight="bold" style:font-weight-asian="bold" fo:font-size="16pt" style:font-size-asian="16pt"/>
    </style:style>
    <style:style style:name="P17" style:parent-style-name="清單段落" style:family="paragraph">
      <style:text-properties style:font-name="Times New Roman" fo:font-weight="bold" style:font-weight-asian="bold" fo:font-size="16pt" style:font-size-asian="16pt"/>
    </style:style>
    <style:style style:name="P18" style:parent-style-name="清單段落" style:list-style-name="LFO1" style:family="paragraph">
      <style:text-properties style:font-name="Times New Roman" fo:font-size="14pt" style:font-size-asian="14pt"/>
    </style:style>
    <style:style style:name="P19" style:parent-style-name="清單段落" style:family="paragraph">
      <style:paragraph-properties fo:margin-left="0.5416in">
        <style:tab-stops/>
      </style:paragraph-properties>
      <style:text-properties style:font-name="Times New Roman" fo:font-size="14pt" style:font-size-asian="14pt"/>
    </style:style>
    <style:style style:name="P20" style:parent-style-name="清單段落" style:list-style-name="LFO1" style:family="paragraph">
      <style:text-properties style:font-name="Times New Roman" fo:font-size="14pt" style:font-size-asian="14pt"/>
    </style:style>
    <style:style style:name="P21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22" style:parent-style-name="內文" style:family="paragraph">
      <style:paragraph-properties fo:margin-left="0.25in">
        <style:tab-stops/>
      </style:paragraph-properties>
    </style:style>
    <style:style style:name="T23" style:parent-style-name="預設段落字型" style:family="text">
      <style:text-properties style:font-name="Times New Roman" fo:font-size="12pt" style:font-size-asian="12pt"/>
    </style:style>
    <style:style style:name="T24" style:parent-style-name="超連結" style:family="text">
      <style:text-properties style:font-name="Times New Roman" fo:font-size="12pt" style:font-size-asian="12pt"/>
    </style:style>
    <style:style style:name="T25" style:parent-style-name="超連結" style:family="text">
      <style:text-properties style:font-name="Times New Roman" fo:font-size="12pt" style:font-size-asian="12pt"/>
    </style:style>
    <style:style style:name="T26" style:parent-style-name="預設段落字型" style:family="text">
      <style:text-properties style:font-name="Times New Roman" fo:font-size="12pt" style:font-size-asian="12pt"/>
    </style:style>
    <style:style style:name="T27" style:parent-style-name="超連結" style:family="text">
      <style:text-properties style:font-name="Times New Roman" fo:font-size="12pt" style:font-size-asian="12pt"/>
    </style:style>
    <style:style style:name="T28" style:parent-style-name="預設段落字型" style:family="text">
      <style:text-properties style:font-name="Times New Roman" fo:font-size="12pt" style:font-size-asian="12pt"/>
    </style:style>
    <style:style style:name="P29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30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31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32" style:parent-style-name="清單段落" style:list-style-name="LFO1" style:family="paragraph">
      <style:text-properties style:font-name="Times New Roman" fo:font-weight="bold" style:font-weight-asian="bold" fo:font-size="16pt" style:font-size-asian="16pt"/>
    </style:style>
    <style:style style:name="P33" style:parent-style-name="清單段落" style:list-style-name="LFO1" style:family="paragraph">
      <style:text-properties style:font-name="Times New Roman" fo:font-size="14pt" style:font-size-asian="14pt"/>
    </style:style>
    <style:style style:name="P34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TableColumn36" style:family="table-column">
      <style:table-column-properties style:column-width="1.625in"/>
    </style:style>
    <style:style style:name="TableColumn37" style:family="table-column">
      <style:table-column-properties style:column-width="2.125in"/>
    </style:style>
    <style:style style:name="Table35" style:family="table">
      <style:table-properties style:width="3.75in" fo:margin-left="0.2465in" table:align="left"/>
    </style:style>
    <style:style style:name="TableRow38" style:family="table-row">
      <style:table-row-properties style:min-row-height="0.2166in"/>
    </style:style>
    <style:style style:name="TableCell3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0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4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2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43" style:family="table-row">
      <style:table-row-properties style:min-row-height="0.2166in"/>
    </style:style>
    <style:style style:name="TableCell4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5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4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7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48" style:family="table-row">
      <style:table-row-properties style:min-row-height="0.2166in"/>
    </style:style>
    <style:style style:name="TableCell4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0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5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2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53" style:family="table-row">
      <style:table-row-properties style:min-row-height="0.2166in"/>
    </style:style>
    <style:style style:name="TableCell5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5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5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7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58" style:family="table-row">
      <style:table-row-properties style:min-row-height="0.2166in"/>
    </style:style>
    <style:style style:name="TableCell5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0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6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2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63" style:family="table-row">
      <style:table-row-properties style:min-row-height="0.2166in"/>
    </style:style>
    <style:style style:name="TableCell6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5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6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7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68" style:family="table-row">
      <style:table-row-properties style:min-row-height="0.2166in"/>
    </style:style>
    <style:style style:name="TableCell6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0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7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2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73" style:family="table-row">
      <style:table-row-properties style:min-row-height="0.2166in"/>
    </style:style>
    <style:style style:name="TableCell7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5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7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7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78" style:family="table-row">
      <style:table-row-properties style:min-row-height="0.2166in"/>
    </style:style>
    <style:style style:name="TableCell7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0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8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2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83" style:family="table-row">
      <style:table-row-properties style:min-row-height="0.2166in"/>
    </style:style>
    <style:style style:name="TableCell8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5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8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7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88" style:family="table-row">
      <style:table-row-properties style:min-row-height="0.2166in"/>
    </style:style>
    <style:style style:name="TableCell8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90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9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92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93" style:family="table-row">
      <style:table-row-properties style:min-row-height="0.2166in"/>
    </style:style>
    <style:style style:name="TableCell9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95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9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97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P98" style:parent-style-name="內文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99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TableColumn101" style:family="table-column">
      <style:table-column-properties style:column-width="1.625in"/>
    </style:style>
    <style:style style:name="TableColumn102" style:family="table-column">
      <style:table-column-properties style:column-width="2.125in"/>
    </style:style>
    <style:style style:name="Table100" style:family="table">
      <style:table-properties style:width="3.75in" fo:margin-left="0.2465in" table:align="left"/>
    </style:style>
    <style:style style:name="TableRow103" style:family="table-row">
      <style:table-row-properties style:min-row-height="0.2166in"/>
    </style:style>
    <style:style style:name="TableCell10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05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0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07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08" style:family="table-row">
      <style:table-row-properties style:min-row-height="0.2166in"/>
    </style:style>
    <style:style style:name="TableCell10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10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1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12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13" style:family="table-row">
      <style:table-row-properties style:min-row-height="0.2166in"/>
    </style:style>
    <style:style style:name="TableCell11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15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1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17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18" style:family="table-row">
      <style:table-row-properties style:min-row-height="0.2166in"/>
    </style:style>
    <style:style style:name="TableCell11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0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2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2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23" style:family="table-row">
      <style:table-row-properties style:min-row-height="0.2166in"/>
    </style:style>
    <style:style style:name="TableCell12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5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2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7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28" style:family="table-row">
      <style:table-row-properties style:min-row-height="0.2166in"/>
    </style:style>
    <style:style style:name="TableCell12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30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3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32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33" style:family="table-row">
      <style:table-row-properties style:min-row-height="0.2166in"/>
    </style:style>
    <style:style style:name="TableCell13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35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3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37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38" style:family="table-row">
      <style:table-row-properties style:min-row-height="0.2166in"/>
    </style:style>
    <style:style style:name="TableCell13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40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4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42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43" style:family="table-row">
      <style:table-row-properties style:min-row-height="0.2166in"/>
    </style:style>
    <style:style style:name="TableCell14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45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4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47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48" style:family="table-row">
      <style:table-row-properties style:min-row-height="0.2166in"/>
    </style:style>
    <style:style style:name="TableCell14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50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5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52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53" style:family="table-row">
      <style:table-row-properties style:min-row-height="0.2166in"/>
    </style:style>
    <style:style style:name="TableCell15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55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5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57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Row158" style:family="table-row">
      <style:table-row-properties style:min-row-height="0.2166in"/>
    </style:style>
    <style:style style:name="TableCell15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60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TableCell16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62" style:parent-style-name="內文" style:family="paragraph">
      <style:paragraph-properties fo:text-align="center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P163" style:parent-style-name="內文" style:family="paragraph">
      <style:paragraph-properties fo:margin-left="0.25in">
        <style:tab-stops/>
      </style:paragraph-properties>
      <style:text-properties style:font-name="Times New Roman" fo:font-size="12pt" style:font-size-asian="12pt"/>
    </style:style>
    <style:style style:name="P164" style:parent-style-name="內文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165" style:parent-style-name="內文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166" style:parent-style-name="內文" style:family="paragraph">
      <style:text-properties style:font-name="Times New Roman" fo:font-size="14pt" style:font-size-asian="14pt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text text:use-soft-page-breaks="true">
      <text:list text:style-name="LFO1" text:continue-numbering="true">
        <text:list-item>
          <text:p text:style-name="P1">Fuel Consumption Profile Model</text:p>
        </text:list-item>
      </text:list>
      <text:p text:style-name="P2"/>
      <text:list text:style-name="LFO1" text:continue-numbering="true">
        <text:list-item>
          <text:list>
            <text:list-item>
              <text:p text:style-name="P3">Analysis of available data</text:p>
            </text:list-item>
          </text:list>
        </text:list-item>
      </text:list>
      <text:p text:style-name="P4">We first analyze some of the data from FCOM (Flight Crew Operations Manual) to determine the assumptions we can make to<text:s/>simplify the model. A fully-detailed fuel consumption model is very time-consuming to develop, if possible at all. The project goal requires a more practical, yet reasonably precise model. That’s why we need to establish some useful assumptions.</text:p>
      <text:p text:style-name="P5"/>
      <text:list text:style-name="LFO1" text:continue-numbering="true">
        <text:list-item>
          <text:list>
            <text:list-item>
              <text:list>
                <text:list-item>
                  <text:p text:style-name="P6">Gross weight - fuel flow relation</text:p>
                </text:list-item>
              </text:list>
            </text:list-item>
          </text:list>
        </text:list-item>
      </text:list>
      <text:p text:style-name="P7"><text:span text:style-name="T8"><text:s/></text:span><text:span text:style-name="T9">We took some data from the FCOMs of 737-800 and 777-200LR. Here are the results.</text:span></text:p>
      <text:p text:style-name="P10"><draw:frame draw:style-name="a0" draw:name="圖表 1" text:anchor-type="as-char" svg:x="0in" svg:y="0in" svg:width="6.09167in" svg:height="3.12014in" style:rel-width="scale" style:rel-height="scale"><draw:object xlink:href="Object 1/" xlink:type="simple" xlink:show="embed" xlink:actuate="onLoad"/><svg:title/><svg:desc/></draw:frame></text:p>
      <text:soft-page-break/>
      <text:p text:style-name="P11"><draw:frame draw:style-name="a1" draw:name="圖表 2" text:anchor-type="as-char" svg:x="0in" svg:y="0in" svg:width="6.18403in" svg:height="3.03681in" style:rel-width="scale" style:rel-height="scale"><draw:object xlink:href="Object 2/" xlink:type="simple" xlink:show="embed" xlink:actuate="onLoad"/><svg:title/><svg:desc/></draw:frame></text:p>
      <text:p text:style-name="P12">It’s clear that fuel flow varies almost linearly with the gross weight, even if the range of weight data is pretty large.<text:s/>The data used can be found in appendix.</text:p>
      <text:p text:style-name="P13"/>
      <text:list text:style-name="LFO1" text:continue-numbering="true">
        <text:list-item>
          <text:list>
            <text:list-item>
              <text:list>
                <text:list-item>
                  <text:p text:style-name="P14">Flight distance – fuel amount relation</text:p>
                </text:list-item>
              </text:list>
            </text:list-item>
          </text:list>
        </text:list-item>
      </text:list>
      <text:p text:style-name="P15"/>
      <text:p text:style-name="P16"/>
      <text:p text:style-name="P17"/>
      <text:list text:style-name="LFO1" text:continue-numbering="true">
        <text:list-item>
          <text:list>
            <text:list-item>
              <text:p text:style-name="P18">What does not work</text:p>
            </text:list-item>
          </text:list>
        </text:list-item>
      </text:list>
      <text:p text:style-name="P19"/>
      <text:list text:style-name="LFO1" text:continue-numbering="true">
        <text:list-item>
          <text:list>
            <text:list-item>
              <text:list>
                <text:list-item>
                  <text:p text:style-name="P20">Payload-range diagram</text:p>
                </text:list-item>
              </text:list>
            </text:list-item>
          </text:list>
        </text:list-item>
      </text:list>
      <text:p text:style-name="P21">The payload-range diagram is easily accessible on the Internet, but hidden parameters which are not specified in the diagrams cause significant inaccuracy.<text:s/></text:p>
      <text:p text:style-name="P22"><text:span text:style-name="T23">Most aircraft manufacturers publish airport planning manual on the Internet, including<text:s/></text:span><text:a xlink:href="http://www.airbus.com/support/maintenance-engineering/technical-data/aircraft-characteristics/" office:target-frame-name="_top" xlink:show="replace"><text:span text:style-name="T24">Air</text:span><text:span text:style-name="T25">bus</text:span></text:a><text:span text:style-name="T26">,<text:s/></text:span><text:a xlink:href="http://www.boeing.com/commercial/airports/plan_manuals.page" office:target-frame-name="_top" xlink:show="replace"><text:span text:style-name="T27">Boeing</text:span></text:a><text:span text:style-name="T28">, Embraer, etc. We attempted to build a model to approximate the fuel consumption of Boeing 737-800 from its payload-range diagram.</text:span></text:p>
      <text:p text:style-name="P29"><text:s/></text:p>
      <text:p text:style-name="P30">We already have access to the FCOM<text:s/>of this particular aircraft, so analyzed<text:s/></text:p>
      <text:p text:style-name="P31"/>
      <text:list text:style-name="LFO1" text:continue-numbering="true">
        <text:list-item>
          <text:p text:style-name="P32">Appendix</text:p>
          <text:soft-page-break/>
          <text:list text:continue-numbering="true">
            <text:list-item>
              <text:p text:style-name="P33">Gross weight - fuel flow data</text:p>
            </text:list-item>
          </text:list>
        </text:list-item>
      </text:list>
      <text:p text:style-name="P34">Data for 737-800</text:p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Gross weight (ton)</text:p>
          </table:table-cell>
          <table:table-cell table:style-name="TableCell41">
            <text:p text:style-name="P42">Fuel flow per engine (kg/hr)</text:p>
          </table:table-cell>
        </table:table-row>
        <table:table-row table:style-name="TableRow43">
          <table:table-cell table:style-name="TableCell44">
            <text:p text:style-name="P45">360</text:p>
          </table:table-cell>
          <table:table-cell table:style-name="TableCell46">
            <text:p text:style-name="P47">5186.5</text:p>
          </table:table-cell>
        </table:table-row>
        <table:table-row table:style-name="TableRow48">
          <table:table-cell table:style-name="TableCell49">
            <text:p text:style-name="P50">340</text:p>
          </table:table-cell>
          <table:table-cell table:style-name="TableCell51">
            <text:p text:style-name="P52">4917</text:p>
          </table:table-cell>
        </table:table-row>
        <table:table-row table:style-name="TableRow53">
          <table:table-cell table:style-name="TableCell54">
            <text:p text:style-name="P55">320</text:p>
          </table:table-cell>
          <table:table-cell table:style-name="TableCell56">
            <text:p text:style-name="P57">4554</text:p>
          </table:table-cell>
        </table:table-row>
        <table:table-row table:style-name="TableRow58">
          <table:table-cell table:style-name="TableCell59">
            <text:p text:style-name="P60">300</text:p>
          </table:table-cell>
          <table:table-cell table:style-name="TableCell61">
            <text:p text:style-name="P62">4240</text:p>
          </table:table-cell>
        </table:table-row>
        <table:table-row table:style-name="TableRow63">
          <table:table-cell table:style-name="TableCell64">
            <text:p text:style-name="P65">280</text:p>
          </table:table-cell>
          <table:table-cell table:style-name="TableCell66">
            <text:p text:style-name="P67">3976</text:p>
          </table:table-cell>
        </table:table-row>
        <table:table-row table:style-name="TableRow68">
          <table:table-cell table:style-name="TableCell69">
            <text:p text:style-name="P70">260</text:p>
          </table:table-cell>
          <table:table-cell table:style-name="TableCell71">
            <text:p text:style-name="P72">3678</text:p>
          </table:table-cell>
        </table:table-row>
        <table:table-row table:style-name="TableRow73">
          <table:table-cell table:style-name="TableCell74">
            <text:p text:style-name="P75">240</text:p>
          </table:table-cell>
          <table:table-cell table:style-name="TableCell76">
            <text:p text:style-name="P77">3392</text:p>
          </table:table-cell>
        </table:table-row>
        <table:table-row table:style-name="TableRow78">
          <table:table-cell table:style-name="TableCell79">
            <text:p text:style-name="P80">220</text:p>
          </table:table-cell>
          <table:table-cell table:style-name="TableCell81">
            <text:p text:style-name="P82">3131</text:p>
          </table:table-cell>
        </table:table-row>
        <table:table-row table:style-name="TableRow83">
          <table:table-cell table:style-name="TableCell84">
            <text:p text:style-name="P85">200</text:p>
          </table:table-cell>
          <table:table-cell table:style-name="TableCell86">
            <text:p text:style-name="P87">2878.5</text:p>
          </table:table-cell>
        </table:table-row>
        <table:table-row table:style-name="TableRow88">
          <table:table-cell table:style-name="TableCell89">
            <text:p text:style-name="P90">180</text:p>
          </table:table-cell>
          <table:table-cell table:style-name="TableCell91">
            <text:p text:style-name="P92">2616.5</text:p>
          </table:table-cell>
        </table:table-row>
        <table:table-row table:style-name="TableRow93">
          <table:table-cell table:style-name="TableCell94">
            <text:p text:style-name="P95">160</text:p>
          </table:table-cell>
          <table:table-cell table:style-name="TableCell96">
            <text:p text:style-name="P97">2356</text:p>
          </table:table-cell>
        </table:table-row>
      </table:table>
      <text:p text:style-name="P98"/>
      <text:p text:style-name="P99">Data for<text:s/>777-200LR</text:p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Gross weight (ton)</text:p>
          </table:table-cell>
          <table:table-cell table:style-name="TableCell106">
            <text:p text:style-name="P107">Fuel flow per engine (kg/hr)</text:p>
          </table:table-cell>
        </table:table-row>
        <table:table-row table:style-name="TableRow108">
          <table:table-cell table:style-name="TableCell109">
            <text:p text:style-name="P110">360</text:p>
          </table:table-cell>
          <table:table-cell table:style-name="TableCell111">
            <text:p text:style-name="P112">5186.5</text:p>
          </table:table-cell>
        </table:table-row>
        <table:table-row table:style-name="TableRow113">
          <table:table-cell table:style-name="TableCell114">
            <text:p text:style-name="P115">340</text:p>
          </table:table-cell>
          <table:table-cell table:style-name="TableCell116">
            <text:p text:style-name="P117">4917</text:p>
          </table:table-cell>
        </table:table-row>
        <table:table-row table:style-name="TableRow118">
          <table:table-cell table:style-name="TableCell119">
            <text:p text:style-name="P120">320</text:p>
          </table:table-cell>
          <table:table-cell table:style-name="TableCell121">
            <text:p text:style-name="P122">4554</text:p>
          </table:table-cell>
        </table:table-row>
        <table:table-row table:style-name="TableRow123">
          <table:table-cell table:style-name="TableCell124">
            <text:p text:style-name="P125">300</text:p>
          </table:table-cell>
          <table:table-cell table:style-name="TableCell126">
            <text:p text:style-name="P127">4240</text:p>
          </table:table-cell>
        </table:table-row>
        <table:table-row table:style-name="TableRow128">
          <table:table-cell table:style-name="TableCell129">
            <text:p text:style-name="P130">280</text:p>
          </table:table-cell>
          <table:table-cell table:style-name="TableCell131">
            <text:p text:style-name="P132">3976</text:p>
          </table:table-cell>
        </table:table-row>
        <table:table-row table:style-name="TableRow133">
          <table:table-cell table:style-name="TableCell134">
            <text:p text:style-name="P135">260</text:p>
          </table:table-cell>
          <table:table-cell table:style-name="TableCell136">
            <text:p text:style-name="P137">3678</text:p>
          </table:table-cell>
        </table:table-row>
        <table:table-row table:style-name="TableRow138">
          <table:table-cell table:style-name="TableCell139">
            <text:p text:style-name="P140">240</text:p>
          </table:table-cell>
          <table:table-cell table:style-name="TableCell141">
            <text:p text:style-name="P142">3392</text:p>
          </table:table-cell>
        </table:table-row>
        <table:table-row table:style-name="TableRow143">
          <table:table-cell table:style-name="TableCell144">
            <text:p text:style-name="P145">220</text:p>
          </table:table-cell>
          <table:table-cell table:style-name="TableCell146">
            <text:p text:style-name="P147">3131</text:p>
          </table:table-cell>
        </table:table-row>
        <table:table-row table:style-name="TableRow148">
          <table:table-cell table:style-name="TableCell149">
            <text:p text:style-name="P150">200</text:p>
          </table:table-cell>
          <table:table-cell table:style-name="TableCell151">
            <text:p text:style-name="P152">2878.5</text:p>
          </table:table-cell>
        </table:table-row>
        <table:table-row table:style-name="TableRow153">
          <table:table-cell table:style-name="TableCell154">
            <text:p text:style-name="P155">180</text:p>
          </table:table-cell>
          <table:table-cell table:style-name="TableCell156">
            <text:p text:style-name="P157">2616.5</text:p>
          </table:table-cell>
        </table:table-row>
        <table:table-row table:style-name="TableRow158">
          <table:table-cell table:style-name="TableCell159">
            <text:p text:style-name="P160">160</text:p>
          </table:table-cell>
          <table:table-cell table:style-name="TableCell161">
            <text:p text:style-name="P162">2356</text:p>
          </table:table-cell>
        </table:table-row>
      </table:table>
      <text:p text:style-name="P163"/>
      <text:p text:style-name="P164"/>
      <text:p text:style-name="P165"/>
      <text:p text:style-name="P1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5in">
        <style:tab-stops/>
      </style:paragraph-properties>
      <style:text-properties fo:hyphenate="false"/>
    </style:style>
    <style:style style:name="日期" style:display-name="日期" style:family="paragraph" style:parent-style-name="內文" style:next-style-name="內文">
      <style:text-properties fo:hyphenate="false"/>
    </style:style>
    <style:style style:name="日期字元" style:display-name="日期 字元" style:family="text" style:parent-style-name="預設段落字型"/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頁首" style:display-name="頁首" style:family="paragraph" style:parent-style-name="內文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頁首字元" style:display-name="頁首 字元" style:family="text" style:parent-style-name="預設段落字型"/>
    <style:style style:name="頁尾" style:display-name="頁尾" style:family="paragraph" style:parent-style-name="內文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頁尾字元" style:display-name="頁尾 字元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916in" text:list-level-position-and-space-mode="label-alignment">
          <style:list-level-label-alignment text:label-followed-by="listtab" fo:margin-left="0.5416in" fo:text-indent="-0.2916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</meta:initial-creator>
    <dc:creator>David</dc:creator>
    <meta:creation-date>2016-08-22T07:59:00Z</meta:creation-date>
    <dc:date>2016-08-22T10:02:00Z</dc:date>
    <meta:template xlink:href="Normal.dotm" xlink:type="simple"/>
    <meta:editing-cycles>13</meta:editing-cycles>
    <meta:editing-duration>PT6480S</meta:editing-duration>
    <meta:document-statistic meta:page-count="3" meta:paragraph-count="3" meta:word-count="277" meta:character-count="1859" meta:row-count="13" meta:non-whitespace-character-count="1585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2083in" svg:stroke-color="#5b9bd5" svg:stroke-opacity="10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7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inimum="3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24.65pt" svg:width="438.6pt" chart:style-name="Crt0">
        <chart:title chart:style-name="CT00">
          <text:p text:style-name="a0" text:class-names="" text:cond-style-name="">737-800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Fuel Flow per engine (kg/hr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ross weight (ton)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regression-curve chart:style-name="T000">
              <chart:equation chart:automatic-content="true" chart:display-equation="true" chart:display-r-square="true" svg:x="299.3833858267716pt" svg:y="40.88149606299213pt" chart:style-name="TL000"/>
            </chart:regression-curve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數列1</text:p>
              </table:table-cell>
            </table:table-row>
          </table:table-header-rows>
          <table:table-row>
            <table:table-cell office:value-type="string">
              <text:p>360</text:p>
            </table:table-cell>
            <table:table-cell office:value-type="float" office:value="360"/>
            <table:table-cell office:value-type="float" office:value="5186.5"/>
          </table:table-row>
          <table:table-row>
            <table:table-cell office:value-type="string">
              <text:p>340</text:p>
            </table:table-cell>
            <table:table-cell office:value-type="float" office:value="340"/>
            <table:table-cell office:value-type="float" office:value="4917"/>
          </table:table-row>
          <table:table-row>
            <table:table-cell office:value-type="string">
              <text:p>320</text:p>
            </table:table-cell>
            <table:table-cell office:value-type="float" office:value="320"/>
            <table:table-cell office:value-type="float" office:value="4554"/>
          </table:table-row>
          <table:table-row>
            <table:table-cell office:value-type="string">
              <text:p>300</text:p>
            </table:table-cell>
            <table:table-cell office:value-type="float" office:value="300"/>
            <table:table-cell office:value-type="float" office:value="4240"/>
          </table:table-row>
          <table:table-row>
            <table:table-cell office:value-type="string">
              <text:p>280</text:p>
            </table:table-cell>
            <table:table-cell office:value-type="float" office:value="280"/>
            <table:table-cell office:value-type="float" office:value="3976"/>
          </table:table-row>
          <table:table-row>
            <table:table-cell office:value-type="string">
              <text:p>260</text:p>
            </table:table-cell>
            <table:table-cell office:value-type="float" office:value="260"/>
            <table:table-cell office:value-type="float" office:value="3678"/>
          </table:table-row>
          <table:table-row>
            <table:table-cell office:value-type="string">
              <text:p>240</text:p>
            </table:table-cell>
            <table:table-cell office:value-type="float" office:value="240"/>
            <table:table-cell office:value-type="float" office:value="3392"/>
          </table:table-row>
          <table:table-row>
            <table:table-cell office:value-type="string">
              <text:p>220</text:p>
            </table:table-cell>
            <table:table-cell office:value-type="float" office:value="220"/>
            <table:table-cell office:value-type="float" office:value="3131"/>
          </table:table-row>
          <table:table-row>
            <table:table-cell office:value-type="string">
              <text:p>200</text:p>
            </table:table-cell>
            <table:table-cell office:value-type="float" office:value="200"/>
            <table:table-cell office:value-type="float" office:value="2878.5"/>
          </table:table-row>
          <table:table-row>
            <table:table-cell office:value-type="string">
              <text:p>180</text:p>
            </table:table-cell>
            <table:table-cell office:value-type="float" office:value="180"/>
            <table:table-cell office:value-type="float" office:value="2616.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2083in" svg:stroke-color="#5b9bd5" svg:stroke-opacity="10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5400" chart:minimum="22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370" chart:minimum="15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8.65pt" svg:width="445.25pt" chart:style-name="Crt0">
        <chart:title chart:style-name="CT00">
          <text:p text:style-name="a0" text:class-names="" text:cond-style-name="">777-200LR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Fuel Flow per engine (kg/hr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ross weight (ton)</text:p>
            </chart:title>
            <chart:grid chart:class="major" chart:style-name="GMa1"/>
          </chart:axis>
          <chart:series chart:label-cell-address="local-table.$C$1" chart:values-cell-range-address="local-table.$C$2:.$C$12" chart:class="chart:scatter" chart:attached-axis="primary-y" chart:style-name="G0S0">
            <chart:domain table:cell-range-address="local-table.$B$2:.$B$12"/>
            <chart:regression-curve chart:style-name="T000">
              <chart:equation chart:automatic-content="true" chart:display-equation="true" chart:display-r-square="true" svg:x="311.937874015748pt" svg:y="40.94047244094488pt" chart:style-name="TL000"/>
            </chart:regression-curve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數列1</text:p>
              </table:table-cell>
            </table:table-row>
          </table:table-header-rows>
          <table:table-row>
            <table:table-cell office:value-type="string">
              <text:p>360</text:p>
            </table:table-cell>
            <table:table-cell office:value-type="float" office:value="360"/>
            <table:table-cell office:value-type="float" office:value="5186.5"/>
          </table:table-row>
          <table:table-row>
            <table:table-cell office:value-type="string">
              <text:p>340</text:p>
            </table:table-cell>
            <table:table-cell office:value-type="float" office:value="340"/>
            <table:table-cell office:value-type="float" office:value="4917"/>
          </table:table-row>
          <table:table-row>
            <table:table-cell office:value-type="string">
              <text:p>320</text:p>
            </table:table-cell>
            <table:table-cell office:value-type="float" office:value="320"/>
            <table:table-cell office:value-type="float" office:value="4554"/>
          </table:table-row>
          <table:table-row>
            <table:table-cell office:value-type="string">
              <text:p>300</text:p>
            </table:table-cell>
            <table:table-cell office:value-type="float" office:value="300"/>
            <table:table-cell office:value-type="float" office:value="4240"/>
          </table:table-row>
          <table:table-row>
            <table:table-cell office:value-type="string">
              <text:p>280</text:p>
            </table:table-cell>
            <table:table-cell office:value-type="float" office:value="280"/>
            <table:table-cell office:value-type="float" office:value="3976"/>
          </table:table-row>
          <table:table-row>
            <table:table-cell office:value-type="string">
              <text:p>260</text:p>
            </table:table-cell>
            <table:table-cell office:value-type="float" office:value="260"/>
            <table:table-cell office:value-type="float" office:value="3678"/>
          </table:table-row>
          <table:table-row>
            <table:table-cell office:value-type="string">
              <text:p>240</text:p>
            </table:table-cell>
            <table:table-cell office:value-type="float" office:value="240"/>
            <table:table-cell office:value-type="float" office:value="3392"/>
          </table:table-row>
          <table:table-row>
            <table:table-cell office:value-type="string">
              <text:p>220</text:p>
            </table:table-cell>
            <table:table-cell office:value-type="float" office:value="220"/>
            <table:table-cell office:value-type="float" office:value="3131"/>
          </table:table-row>
          <table:table-row>
            <table:table-cell office:value-type="string">
              <text:p>200</text:p>
            </table:table-cell>
            <table:table-cell office:value-type="float" office:value="200"/>
            <table:table-cell office:value-type="float" office:value="2878.5"/>
          </table:table-row>
          <table:table-row>
            <table:table-cell office:value-type="string">
              <text:p>180</text:p>
            </table:table-cell>
            <table:table-cell office:value-type="float" office:value="180"/>
            <table:table-cell office:value-type="float" office:value="2616.5"/>
          </table:table-row>
          <table:table-row>
            <table:table-cell office:value-type="string">
              <text:p>160</text:p>
            </table:table-cell>
            <table:table-cell office:value-type="float" office:value="160"/>
            <table:table-cell office:value-type="float" office:value="2356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